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" style:family="table">
      <style:table-properties style:width="16.999cm" table:align="margins"/>
    </style:style>
    <style:style style:name="Tests.A" style:family="table-column">
      <style:table-column-properties style:column-width="8.5cm" style:rel-column-width="32767*"/>
    </style:style>
    <style:style style:name="Tes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s.B1" style:family="table-cell">
      <style:table-cell-properties fo:padding="0.097cm" fo:border="0.002cm solid #000000"/>
    </style:style>
    <style:style style:name="Tests.A2" style:family="table-cell">
      <style:table-cell-properties fo:padding="0.097cm" fo:border-left="0.002cm solid #000000" fo:border-right="none" fo:border-top="none" fo:border-bottom="0.002cm solid #000000"/>
    </style:style>
    <style:style style:name="Tes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I4CCM tests:</text:h>
      <text:p text:style-name="Standard"/>
      <table:table table:name="Tests" table:style-name="Tests">
        <table:table-column table:style-name="Tests.A" table:number-columns-repeated="2"/>
        <table:table-row>
          <table:table-cell table:style-name="Tests.A1" office:value-type="string">
            <text:p text:style-name="Table_20_Contents">Name test </text:p>
          </table:table-cell>
          <table:table-cell table:style-name="Tests.B1" office:value-type="string">
            <text:p text:style-name="Table_20_Contents">Test item</text:p>
          </table:table-cell>
        </table:table-row>
        <table:table-row>
          <table:table-cell table:style-name="Tests.A2" office:value-type="string">
            <text:p text:style-name="Table_20_Contents">IDL_test</text:p>
          </table:table-cell>
          <table:table-cell table:style-name="Tests.B2" office:value-type="string">
            <text:p text:style-name="Standard">IDL compilation of <text:s/>interfaces with different types of in arguments, out arguments and return values.</text:p>
            <text:p text:style-name="Standard">IDL compilation <text:s/>of 'uses' <text:s/>next to 'uses multiple' <text:s/>interfaces. </text:p>
            <text:p text:style-name="Standard">IDL compilation of <text:s/>inheritance and <text:s/>multiple inheritance of interfaces. </text:p>
          </table:table-cell>
        </table:table-row>
        <table:table-row>
          <table:table-cell table:style-name="Tests.A2" office:value-type="string">
            <text:p text:style-name="Standard"><text:s/>AsynchT</text:p>
          </table:table-cell>
          <table:table-cell table:style-name="Tests.B2" office:value-type="string">
            <text:p text:style-name="Standard">Asynchronously behaviour.</text:p>
          </table:table-cell>
        </table:table-row>
        <table:table-row>
          <table:table-cell table:style-name="Tests.A2" office:value-type="string">
            <text:p text:style-name="Standard">Exceptions</text:p>
          </table:table-cell>
          <table:table-cell table:style-name="Tests.B2" office:value-type="string">
            <text:p text:style-name="Standard">Exceptions handling callback operations</text:p>
          </table:table-cell>
        </table:table-row>
        <table:table-row>
          <table:table-cell table:style-name="Tests.A2" office:value-type="string">
            <text:p text:style-name="Standard">DelReplyH</text:p>
          </table:table-cell>
          <table:table-cell table:style-name="Tests.B2" office:value-type="string">
            <text:p text:style-name="Standard">ReplyHandler is deleted when work ReplyHandler is done</text:p>
          </table:table-cell>
        </table:table-row>
        <table:table-row>
          <table:table-cell table:style-name="Tests.A2" office:value-type="string">
            <text:p text:style-name="Standard">InterInArgs</text:p>
          </table:table-cell>
          <table:table-cell table:style-name="Tests.B2" office:value-type="string">
            <text:p text:style-name="Standard">Different types of <text:s/>in_arguments interface:</text:p>
            <text:list xml:id="list36258592" text:style-name="L1">
              <text:list-item>
                <text:p text:style-name="P1">structs</text:p>
              </text:list-item>
            </text:list>
            <text:list xml:id="list36245665" text:style-name="L2">
              <text:list-item>
                <text:p text:style-name="P2">array</text:p>
              </text:list-item>
              <text:list-item>
                <text:p text:style-name="P2">union</text:p>
              </text:list-item>
              <text:list-item>
                <text:p text:style-name="P2">sequence</text:p>
              </text:list-item>
              <text:list-item>
                <text:p text:style-name="P2">enum</text:p>
              </text:list-item>
              <text:list-item>
                <text:p text:style-name="P2">long, double, String.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>InterOutArgs</text:p>
          </table:table-cell>
          <table:table-cell table:style-name="Tests.B2" office:value-type="string">
            <text:p text:style-name="Standard">Different types of <text:s/>out_arguments interface:</text:p>
            <text:list xml:id="list36251144" text:style-name="L3">
              <text:list-item>
                <text:p text:style-name="P3">structs</text:p>
              </text:list-item>
              <text:list-item>
                <text:p text:style-name="P3">array</text:p>
              </text:list-item>
              <text:list-item>
                <text:p text:style-name="P3">union</text:p>
              </text:list-item>
              <text:list-item>
                <text:p text:style-name="P3">sequence</text:p>
              </text:list-item>
              <text:list-item>
                <text:p text:style-name="P3">enum</text:p>
              </text:list-item>
              <text:list-item>
                <text:p text:style-name="P3">long, double, String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>InterReturn</text:p>
          </table:table-cell>
          <table:table-cell table:style-name="Tests.B2" office:value-type="string">
            <text:p text:style-name="Standard">Differnt types of <text:s/>return values interface:</text:p>
            <text:list xml:id="list36259112" text:style-name="L4">
              <text:list-item>
                <text:p text:style-name="P4">structs</text:p>
              </text:list-item>
              <text:list-item>
                <text:p text:style-name="P4">array</text:p>
              </text:list-item>
              <text:list-item>
                <text:p text:style-name="P4">union</text:p>
              </text:list-item>
              <text:list-item>
                <text:p text:style-name="P4">sequence</text:p>
              </text:list-item>
              <text:list-item>
                <text:p text:style-name="P4">enum</text:p>
              </text:list-item>
              <text:list-item>
                <text:p text:style-name="P4">long, double </text:p>
              </text:list-item>
            </text:list>
          </table:table-cell>
        </table:table-row>
        <table:table-row>
          <table:table-cell table:style-name="Tests.A2" office:value-type="string">
            <text:p text:style-name="Standard">Intermulti</text:p>
          </table:table-cell>
          <table:table-cell table:style-name="Tests.B2" office:value-type="string">
            <text:p text:style-name="Standard">Multiple inheritance interfaces</text:p>
          </table:table-cell>
        </table:table-row>
        <table:table-row>
          <table:table-cell table:style-name="Tests.A2" office:value-type="string">
            <text:p text:style-name="Standard">NoReplyH</text:p>
          </table:table-cell>
          <table:table-cell table:style-name="Tests.B2" office:value-type="string">
            <text:p text:style-name="Standard">Test with <text:s/>ReplyHandler ::_nil <text:s/></text:p>
          </table:table-cell>
        </table:table-row>
        <table:table-row>
          <table:table-cell table:style-name="Tests.A2" office:value-type="string">
            <text:p text:style-name="Standard">OneProcess</text:p>
          </table:table-cell>
          <table:table-cell table:style-name="Tests.B2" office:value-type="string">
            <text:p text:style-name="Standard">Test with sender, receiver and connector in one node, one process.</text:p>
            <text:p text:style-name="Standard">Asynhronous callbacks should become received synchronous. </text:p>
          </table:table-cell>
        </table:table-row>
        <table:table-row>
          <table:table-cell table:style-name="Tests.A2" office:value-type="string">
            <text:p text:style-name="Standard">OneReplyH</text:p>
          </table:table-cell>
          <table:table-cell table:style-name="Tests.B2" office:value-type="string">
            <text:p text:style-name="Standard">One global ReplyHandler for more requests.</text:p>
          </table:table-cell>
        </table:table-row>
        <text:soft-page-break/>
        <table:table-row>
          <table:table-cell table:style-name="Tests.A2" office:value-type="string">
            <text:p text:style-name="Standard">UsesMulti</text:p>
          </table:table-cell>
          <table:table-cell table:style-name="Tests.B2" office:value-type="string">
            <text:p text:style-name="Standard">Test <text:s/>' uses multiple'<text:tab/></text:p>
          </table:table-cell>
        </table:table-row>
        <table:table-row>
          <table:table-cell table:style-name="Tests.A2" office:value-type="string">
            <text:p text:style-name="Standard">SimplexMulti</text:p>
          </table:table-cell>
          <table:table-cell table:style-name="Tests.B2" office:value-type="string">
            <text:p text:style-name="Standard">Test <text:s/>'uses multiple' next to <text:s/>'uses'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Footer">Last updated : <text:date style:data-style-name="N37" text:date-value="2010-06-29T16:17:49.81" text:fixed="true">29-06-10</text: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5M11S</meta:editing-duration>
    <meta:editing-cycles>4</meta:editing-cycles>
    <meta:generator>OpenOffice.org/3.2$Win32 OpenOffice.org_project/320m12$Build-9483</meta:generator>
    <dc:date>2010-06-29T16:19:56.45</dc:date>
    <dc:creator>Marijke Hengstmengel</dc:creator>
    <meta:document-statistic meta:table-count="1" meta:image-count="0" meta:object-count="0" meta:page-count="2" meta:paragraph-count="51" meta:word-count="156" meta:character-count="1112"/>
    <meta:user-defined meta:name="Info 1"/>
    <meta:user-defined meta:name="Info 2"/>
    <meta:user-defined meta:name="Info 3"/>
    <meta:user-defined meta:name="Info 4"/>
  </office:meta>
</office:document-meta>
</file>